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666666" draw:marker-start-width="0.085cm" draw:marker-end-width="0.085cm" draw:fill="solid" draw:fill-color="#e6e6e6" draw:textarea-horizontal-align="justify" draw:textarea-vertical-align="middle" draw:auto-grow-height="false" fo:padding-top="0.138cm" fo:padding-bottom="0.138cm" fo:padding-left="0.263cm" fo:padding-right="0.263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666666" draw:marker-start-width="0.161cm" draw:marker-end-width="0.161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666666" draw:marker-start-width="0.24cm" draw:marker-end-width="0.24cm" draw:fill="solid" draw:fill-color="#e6e6e6" draw:textarea-horizontal-align="justify" draw:textarea-vertical-align="middle" draw:auto-grow-height="false" fo:padding-top="0.162cm" fo:padding-bottom="0.162cm" fo:padding-left="0.287cm" fo:padding-right="0.287cm" draw:shadow="hidden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cm" fo:padding-top="0.15cm" fo:padding-bottom="0.15cm" fo:padding-left="0.275cm" fo:padding-right="0.275cm"/>
      <style:paragraph-properties style:writing-mode="tb-rl"/>
    </style:style>
    <style:style style:name="gr10" style:family="graphic" style:parent-style-name="standard">
      <style:graphic-properties draw:stroke="solid" svg:stroke-width="0cm" svg:stroke-color="#666666" draw:marker-start-width="0.203cm" draw:marker-end-width="0.203cm" draw:fill="none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081cm" fo:padding-top="0.15cm" fo:padding-bottom="0.15cm" fo:padding-left="0.275cm" fo:padding-right="0.275cm"/>
    </style:style>
    <style:style style:name="gr12" style:family="graphic" style:parent-style-name="standard">
      <style:graphic-properties svg:stroke-width="0.025cm" svg:stroke-color="#666666" draw:marker-start="Arrow" draw:marker-start-width="0.114cm" draw:marker-end="Arrow" draw:marker-end-width="0.114cm" draw:fill="solid" draw:fill-color="#e6e6e6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0.208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0.889cm" fo:padding-top="0.15cm" fo:padding-bottom="0.15cm" fo:padding-left="0.275cm" fo:padding-right="0.275cm"/>
    </style:style>
    <style:style style:name="gr15" style:family="graphic" style:parent-style-name="standard">
      <style:graphic-properties svg:stroke-width="0.025cm" svg:stroke-color="#666666" draw:marker-start-width="0.162cm" draw:marker-end-width="0.162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16" style:family="graphic" style:parent-style-name="standard">
      <style:graphic-properties svg:stroke-width="0.025cm" svg:stroke-color="#666666" draw:marker-start-width="0.161cm" draw:marker-end-width="0.161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666666" draw:marker-start-width="0.161cm" draw:marker-end-width="0.161cm" draw:fill="solid" draw:fill-color="#e6e6e6" draw:textarea-vertical-align="middle" draw:auto-grow-height="false" fo:min-height="0.749cm" fo:min-width="0.499cm" fo:padding-top="0.137cm" fo:padding-bottom="0.137cm" fo:padding-left="0.262cm" fo:padding-right="0.262cm" fo:wrap-option="wrap"/>
    </style:style>
    <style:style style:name="gr18" style:family="graphic" style:parent-style-name="standard">
      <style:graphic-properties svg:stroke-width="0.025cm" svg:stroke-color="#666666" draw:marker-start-width="0.161cm" draw:marker-end-width="0.161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51cm" svg:stroke-color="#666666" draw:fill="none" draw:fill-color="#e6e6e6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0.348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fill="none" draw:fill-color="#ffffff" fo:min-height="0.462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fo:min-height="0.221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306cm" fo:padding-top="0.15cm" fo:padding-bottom="0.15cm" fo:padding-left="0.275cm" fo:padding-right="0.275cm"/>
      <style:paragraph-properties style:writing-mode="tb-rl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762cm" fo:padding-top="0.15cm" fo:padding-bottom="0.15cm" fo:padding-left="0.275cm" fo:padding-right="0.275cm"/>
      <style:paragraph-properties style:writing-mode="tb-rl"/>
    </style:style>
    <style:style style:name="gr27" style:family="graphic" style:parent-style-name="standard">
      <style:graphic-properties draw:stroke="none" svg:stroke-color="#000000" draw:fill="none" draw:fill-color="#ffffff" fo:min-height="0.762cm"/>
    </style:style>
    <style:style style:name="gr28" style:family="graphic" style:parent-style-name="standard">
      <style:graphic-properties draw:stroke="none" svg:stroke-color="#000000" draw:fill="none" draw:fill-color="#ffffff" fo:min-height="0.635cm"/>
    </style:style>
    <style:style style:name="gr29" style:family="graphic" style:parent-style-name="standard">
      <style:graphic-properties draw:stroke="none" svg:stroke-color="#000000" draw:fill="none" draw:fill-color="#ffffff" fo:min-height="0.508cm"/>
    </style:style>
    <style:style style:name="gr30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paragraph-properties fo:text-align="center" style:writing-mode="tb-rl"/>
      <style:text-properties fo:font-size="8pt" style:font-size-asian="8pt" style:font-size-complex="8pt"/>
    </style:style>
    <style:style style:name="P6" style:family="paragraph">
      <style:text-properties fo:color="#666666" fo:font-family="'Segoe UI Semibold'" style:font-family-generic="swiss" style:font-pitch="variable" fo:font-size="8pt" style:font-size-asian="8pt" style:font-size-complex="8pt"/>
    </style:style>
    <style:style style:name="P7" style:family="paragraph">
      <style:text-properties fo:color="#000000" style:text-outline="false" fo:font-family="'OCR A Extended'" style:font-family-generic="modern" style:font-pitch="variable" fo:text-shadow="1pt 1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text-properties fo:font-size="6pt" style:font-size-asian="6pt" style:font-size-complex="6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4pt" style:font-size-asian="14pt" style:font-size-complex="14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6666" fo:font-family="'Segoe UI Semibold'" style:font-family-generic="swiss" style:font-pitch="variable" fo:font-size="8pt" style:font-size-asian="8pt" style:font-size-complex="8pt"/>
    </style:style>
    <style:style style:name="T9" style:family="text">
      <style:text-properties fo:font-family="Wingdings" style:font-pitch="variable" style:font-charset="x-symbol" fo:font-size="8pt" style:font-size-asian="8pt" style:font-size-complex="8pt"/>
    </style:style>
    <style:style style:name="T10" style:family="text">
      <style:text-properties style:use-window-font-color="true" style:text-outline="false" style:text-line-through-style="none" fo:font-family="Wingdings" style:font-pitch="variable" style:font-charset="x-symbol" fo:font-size="8pt" fo:font-style="normal" fo:text-shadow="none" style:text-underline-style="none" fo:font-weight="normal" style:letter-kerning="true" style:font-family-asian="Wingdings" style:font-charset-asian="x-symbol" style:font-size-asian="8pt" style:font-style-asian="normal" style:font-weight-asian="normal" style:font-family-complex="Wingdings" style:font-charset-complex="x-symbol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771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SYSTEM MAP AND DETAILS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HS-97a/LV 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4 /28/13</text:span></text:p>
          </draw:text-box>
        </draw:frame>
        <draw:custom-shape draw:style-name="gr7" draw:text-style-name="P2" draw:layer="layout" svg:width="13.24cm" svg:height="3.556cm" svg:x="1cm" svg:y="2.397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0.761cm" svg:height="3.555cm" svg:x="1.001cm" svg:y="2.397cm" svg:viewBox="0 0 762 3556" svg:d="m0 0c33 30 66 62 98 94 207 212 373 465 487 750 114 284 177 599 177 934s-63 650-177 934-280 538-487 750c-32 32-65 63-98 94z">
          <text:p/>
        </draw:path>
        <draw:frame draw:style-name="gr9" draw:text-style-name="P5" draw:layer="layout" svg:width="0.856cm" svg:height="2.286cm" svg:x="0.906cm" svg:y="3.032cm">
          <draw:text-box>
            <text:p text:style-name="P5"><text:span text:style-name="T7">Star</text:span></text:p>
          </draw:text-box>
        </draw:frame>
        <draw:g>
          <draw:path draw:style-name="gr10" draw:text-style-name="P2" draw:layer="layout" svg:width="0.097cm" svg:height="0.093cm" svg:x="2.017cm" svg:y="2.397cm" svg:viewBox="0 0 98 94" svg:d="m0 0c33 30 66 62 98 94">
            <text:p/>
          </draw:path>
          <draw:path draw:style-name="gr10" draw:text-style-name="P2" draw:layer="layout" svg:width="0.487cm" svg:height="0.749cm" svg:x="2.114cm" svg:y="2.491cm" svg:viewBox="0 0 488 750" svg:d="m0 0c207 212 373 465 488 750">
            <text:p/>
          </draw:path>
          <draw:path draw:style-name="gr10" draw:text-style-name="P2" draw:layer="layout" svg:width="0.176cm" svg:height="0.933cm" svg:x="2.602cm" svg:y="3.241cm" svg:viewBox="0 0 177 934" svg:d="m0 0c114 284 177 599 177 934">
            <text:p/>
          </draw:path>
          <draw:path draw:style-name="gr10" draw:text-style-name="P2" draw:layer="layout" svg:width="0.176cm" svg:height="0.933cm" svg:x="2.602cm" svg:y="4.175cm" svg:viewBox="0 0 177 934" svg:d="m177 0c0 335-63 650-177 934">
            <text:p/>
          </draw:path>
          <draw:path draw:style-name="gr10" draw:text-style-name="P2" draw:layer="layout" svg:width="0.487cm" svg:height="0.749cm" svg:x="2.114cm" svg:y="5.109cm" svg:viewBox="0 0 488 750" svg:d="m488 0c-115 284-281 538-488 750">
            <text:p/>
          </draw:path>
          <draw:path draw:style-name="gr10" draw:text-style-name="P2" draw:layer="layout" svg:width="0.097cm" svg:height="0.093cm" svg:x="2.017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3.033cm" svg:y="2.397cm" svg:viewBox="0 0 98 94" svg:d="m0 0c33 30 66 62 98 94">
            <text:p/>
          </draw:path>
          <draw:path draw:style-name="gr10" draw:text-style-name="P2" draw:layer="layout" svg:width="0.487cm" svg:height="0.749cm" svg:x="3.13cm" svg:y="2.491cm" svg:viewBox="0 0 488 750" svg:d="m0 0c207 212 373 465 488 750">
            <text:p/>
          </draw:path>
          <draw:path draw:style-name="gr10" draw:text-style-name="P2" draw:layer="layout" svg:width="0.176cm" svg:height="0.933cm" svg:x="3.618cm" svg:y="3.241cm" svg:viewBox="0 0 177 934" svg:d="m0 0c114 284 177 599 177 934">
            <text:p/>
          </draw:path>
          <draw:path draw:style-name="gr10" draw:text-style-name="P2" draw:layer="layout" svg:width="0.176cm" svg:height="0.933cm" svg:x="3.618cm" svg:y="4.175cm" svg:viewBox="0 0 177 934" svg:d="m177 0c0 335-63 650-177 934">
            <text:p/>
          </draw:path>
          <draw:path draw:style-name="gr10" draw:text-style-name="P2" draw:layer="layout" svg:width="0.487cm" svg:height="0.749cm" svg:x="3.13cm" svg:y="5.109cm" svg:viewBox="0 0 488 750" svg:d="m488 0c-115 284-281 538-488 750">
            <text:p/>
          </draw:path>
          <draw:path draw:style-name="gr10" draw:text-style-name="P2" draw:layer="layout" svg:width="0.097cm" svg:height="0.093cm" svg:x="3.033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4.049cm" svg:y="2.397cm" svg:viewBox="0 0 98 94" svg:d="m0 0c33 30 66 62 98 94">
            <text:p/>
          </draw:path>
          <draw:path draw:style-name="gr10" draw:text-style-name="P2" draw:layer="layout" svg:width="0.487cm" svg:height="0.749cm" svg:x="4.146cm" svg:y="2.491cm" svg:viewBox="0 0 488 750" svg:d="m0 0c207 212 373 465 488 750">
            <text:p/>
          </draw:path>
          <draw:path draw:style-name="gr10" draw:text-style-name="P2" draw:layer="layout" svg:width="0.176cm" svg:height="0.933cm" svg:x="4.634cm" svg:y="3.241cm" svg:viewBox="0 0 177 934" svg:d="m0 0c114 284 177 599 177 934">
            <text:p/>
          </draw:path>
          <draw:path draw:style-name="gr10" draw:text-style-name="P2" draw:layer="layout" svg:width="0.176cm" svg:height="0.933cm" svg:x="4.634cm" svg:y="4.175cm" svg:viewBox="0 0 177 934" svg:d="m177 0c0 335-63 650-177 934">
            <text:p/>
          </draw:path>
          <draw:path draw:style-name="gr10" draw:text-style-name="P2" draw:layer="layout" svg:width="0.487cm" svg:height="0.749cm" svg:x="4.146cm" svg:y="5.109cm" svg:viewBox="0 0 488 750" svg:d="m488 0c-115 284-281 538-488 750">
            <text:p/>
          </draw:path>
          <draw:path draw:style-name="gr10" draw:text-style-name="P2" draw:layer="layout" svg:width="0.097cm" svg:height="0.093cm" svg:x="4.049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5.065cm" svg:y="2.397cm" svg:viewBox="0 0 98 94" svg:d="m0 0c33 30 66 62 98 94">
            <text:p/>
          </draw:path>
          <draw:path draw:style-name="gr10" draw:text-style-name="P2" draw:layer="layout" svg:width="0.487cm" svg:height="0.749cm" svg:x="5.162cm" svg:y="2.491cm" svg:viewBox="0 0 488 750" svg:d="m0 0c207 212 373 465 488 750">
            <text:p/>
          </draw:path>
          <draw:path draw:style-name="gr10" draw:text-style-name="P2" draw:layer="layout" svg:width="0.176cm" svg:height="0.933cm" svg:x="5.65cm" svg:y="3.241cm" svg:viewBox="0 0 177 934" svg:d="m0 0c114 284 177 599 177 934">
            <text:p/>
          </draw:path>
          <draw:path draw:style-name="gr10" draw:text-style-name="P2" draw:layer="layout" svg:width="0.176cm" svg:height="0.933cm" svg:x="5.65cm" svg:y="4.175cm" svg:viewBox="0 0 177 934" svg:d="m177 0c0 335-63 650-177 934">
            <text:p/>
          </draw:path>
          <draw:path draw:style-name="gr10" draw:text-style-name="P2" draw:layer="layout" svg:width="0.487cm" svg:height="0.749cm" svg:x="5.162cm" svg:y="5.109cm" svg:viewBox="0 0 488 750" svg:d="m488 0c-115 284-281 538-488 750">
            <text:p/>
          </draw:path>
          <draw:path draw:style-name="gr10" draw:text-style-name="P2" draw:layer="layout" svg:width="0.097cm" svg:height="0.093cm" svg:x="5.065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6.081cm" svg:y="2.397cm" svg:viewBox="0 0 98 94" svg:d="m0 0c33 30 66 62 98 94">
            <text:p/>
          </draw:path>
          <draw:path draw:style-name="gr10" draw:text-style-name="P2" draw:layer="layout" svg:width="0.487cm" svg:height="0.749cm" svg:x="6.178cm" svg:y="2.491cm" svg:viewBox="0 0 488 750" svg:d="m0 0c207 212 373 465 488 750">
            <text:p/>
          </draw:path>
          <draw:path draw:style-name="gr10" draw:text-style-name="P2" draw:layer="layout" svg:width="0.176cm" svg:height="0.933cm" svg:x="6.666cm" svg:y="3.241cm" svg:viewBox="0 0 177 934" svg:d="m0 0c114 284 177 599 177 934">
            <text:p/>
          </draw:path>
          <draw:path draw:style-name="gr10" draw:text-style-name="P2" draw:layer="layout" svg:width="0.176cm" svg:height="0.933cm" svg:x="6.666cm" svg:y="4.175cm" svg:viewBox="0 0 177 934" svg:d="m177 0c0 335-63 650-177 934">
            <text:p/>
          </draw:path>
          <draw:path draw:style-name="gr10" draw:text-style-name="P2" draw:layer="layout" svg:width="0.487cm" svg:height="0.749cm" svg:x="6.178cm" svg:y="5.109cm" svg:viewBox="0 0 488 750" svg:d="m488 0c-115 284-281 538-488 750">
            <text:p/>
          </draw:path>
          <draw:path draw:style-name="gr10" draw:text-style-name="P2" draw:layer="layout" svg:width="0.097cm" svg:height="0.093cm" svg:x="6.081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7.096cm" svg:y="2.397cm" svg:viewBox="0 0 98 94" svg:d="m0 0c33 30 66 62 98 94">
            <text:p/>
          </draw:path>
          <draw:path draw:style-name="gr10" draw:text-style-name="P2" draw:layer="layout" svg:width="0.487cm" svg:height="0.749cm" svg:x="7.193cm" svg:y="2.491cm" svg:viewBox="0 0 488 750" svg:d="m0 0c207 212 373 465 488 750">
            <text:p/>
          </draw:path>
          <draw:path draw:style-name="gr10" draw:text-style-name="P2" draw:layer="layout" svg:width="0.176cm" svg:height="0.933cm" svg:x="7.681cm" svg:y="3.241cm" svg:viewBox="0 0 177 934" svg:d="m0 0c114 284 177 599 177 934">
            <text:p/>
          </draw:path>
          <draw:path draw:style-name="gr10" draw:text-style-name="P2" draw:layer="layout" svg:width="0.176cm" svg:height="0.933cm" svg:x="7.681cm" svg:y="4.175cm" svg:viewBox="0 0 177 934" svg:d="m177 0c0 335-63 650-177 934">
            <text:p/>
          </draw:path>
          <draw:path draw:style-name="gr10" draw:text-style-name="P2" draw:layer="layout" svg:width="0.487cm" svg:height="0.749cm" svg:x="7.193cm" svg:y="5.109cm" svg:viewBox="0 0 488 750" svg:d="m488 0c-115 284-281 538-488 750">
            <text:p/>
          </draw:path>
          <draw:path draw:style-name="gr10" draw:text-style-name="P2" draw:layer="layout" svg:width="0.097cm" svg:height="0.093cm" svg:x="7.09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8.112cm" svg:y="2.397cm" svg:viewBox="0 0 98 94" svg:d="m0 0c33 30 66 62 98 94">
            <text:p/>
          </draw:path>
          <draw:path draw:style-name="gr10" draw:text-style-name="P2" draw:layer="layout" svg:width="0.487cm" svg:height="0.749cm" svg:x="8.209cm" svg:y="2.491cm" svg:viewBox="0 0 488 750" svg:d="m0 0c207 212 373 465 488 750">
            <text:p/>
          </draw:path>
          <draw:path draw:style-name="gr10" draw:text-style-name="P2" draw:layer="layout" svg:width="0.176cm" svg:height="0.933cm" svg:x="8.697cm" svg:y="3.241cm" svg:viewBox="0 0 177 934" svg:d="m0 0c114 284 177 599 177 934">
            <text:p/>
          </draw:path>
          <draw:path draw:style-name="gr10" draw:text-style-name="P2" draw:layer="layout" svg:width="0.176cm" svg:height="0.933cm" svg:x="8.697cm" svg:y="4.175cm" svg:viewBox="0 0 177 934" svg:d="m177 0c0 335-63 650-177 934">
            <text:p/>
          </draw:path>
          <draw:path draw:style-name="gr10" draw:text-style-name="P2" draw:layer="layout" svg:width="0.487cm" svg:height="0.749cm" svg:x="8.209cm" svg:y="5.109cm" svg:viewBox="0 0 488 750" svg:d="m488 0c-115 284-281 538-488 750">
            <text:p/>
          </draw:path>
          <draw:path draw:style-name="gr10" draw:text-style-name="P2" draw:layer="layout" svg:width="0.097cm" svg:height="0.093cm" svg:x="8.112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9.128cm" svg:y="2.397cm" svg:viewBox="0 0 98 94" svg:d="m0 0c33 30 66 62 98 94">
            <text:p/>
          </draw:path>
          <draw:path draw:style-name="gr10" draw:text-style-name="P2" draw:layer="layout" svg:width="0.487cm" svg:height="0.749cm" svg:x="9.225cm" svg:y="2.491cm" svg:viewBox="0 0 488 750" svg:d="m0 0c207 212 373 465 488 750">
            <text:p/>
          </draw:path>
          <draw:path draw:style-name="gr10" draw:text-style-name="P2" draw:layer="layout" svg:width="0.176cm" svg:height="0.933cm" svg:x="9.713cm" svg:y="3.241cm" svg:viewBox="0 0 177 934" svg:d="m0 0c114 284 177 599 177 934">
            <text:p/>
          </draw:path>
          <draw:path draw:style-name="gr10" draw:text-style-name="P2" draw:layer="layout" svg:width="0.176cm" svg:height="0.933cm" svg:x="9.713cm" svg:y="4.175cm" svg:viewBox="0 0 177 934" svg:d="m177 0c0 335-63 650-177 934">
            <text:p/>
          </draw:path>
          <draw:path draw:style-name="gr10" draw:text-style-name="P2" draw:layer="layout" svg:width="0.487cm" svg:height="0.749cm" svg:x="9.225cm" svg:y="5.109cm" svg:viewBox="0 0 488 750" svg:d="m488 0c-115 284-281 538-488 750">
            <text:p/>
          </draw:path>
          <draw:path draw:style-name="gr10" draw:text-style-name="P2" draw:layer="layout" svg:width="0.097cm" svg:height="0.093cm" svg:x="9.128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0.144cm" svg:y="2.397cm" svg:viewBox="0 0 98 94" svg:d="m0 0c33 30 66 62 98 94">
            <text:p/>
          </draw:path>
          <draw:path draw:style-name="gr10" draw:text-style-name="P2" draw:layer="layout" svg:width="0.487cm" svg:height="0.749cm" svg:x="10.241cm" svg:y="2.491cm" svg:viewBox="0 0 488 750" svg:d="m0 0c207 212 373 465 488 750">
            <text:p/>
          </draw:path>
          <draw:path draw:style-name="gr10" draw:text-style-name="P2" draw:layer="layout" svg:width="0.176cm" svg:height="0.933cm" svg:x="10.729cm" svg:y="3.241cm" svg:viewBox="0 0 177 934" svg:d="m0 0c114 284 177 599 177 934">
            <text:p/>
          </draw:path>
          <draw:path draw:style-name="gr10" draw:text-style-name="P2" draw:layer="layout" svg:width="0.176cm" svg:height="0.933cm" svg:x="10.729cm" svg:y="4.175cm" svg:viewBox="0 0 177 934" svg:d="m177 0c0 335-63 650-177 934">
            <text:p/>
          </draw:path>
          <draw:path draw:style-name="gr10" draw:text-style-name="P2" draw:layer="layout" svg:width="0.487cm" svg:height="0.749cm" svg:x="10.241cm" svg:y="5.109cm" svg:viewBox="0 0 488 750" svg:d="m488 0c-115 284-281 538-488 750">
            <text:p/>
          </draw:path>
          <draw:path draw:style-name="gr10" draw:text-style-name="P2" draw:layer="layout" svg:width="0.097cm" svg:height="0.093cm" svg:x="10.144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1.16cm" svg:y="2.397cm" svg:viewBox="0 0 98 94" svg:d="m0 0c33 30 66 62 98 94">
            <text:p/>
          </draw:path>
          <draw:path draw:style-name="gr10" draw:text-style-name="P2" draw:layer="layout" svg:width="0.487cm" svg:height="0.749cm" svg:x="11.257cm" svg:y="2.491cm" svg:viewBox="0 0 488 750" svg:d="m0 0c207 212 373 465 488 750">
            <text:p/>
          </draw:path>
          <draw:path draw:style-name="gr10" draw:text-style-name="P2" draw:layer="layout" svg:width="0.176cm" svg:height="0.933cm" svg:x="11.745cm" svg:y="3.241cm" svg:viewBox="0 0 177 934" svg:d="m0 0c114 284 177 599 177 934">
            <text:p/>
          </draw:path>
          <draw:path draw:style-name="gr10" draw:text-style-name="P2" draw:layer="layout" svg:width="0.176cm" svg:height="0.933cm" svg:x="11.745cm" svg:y="4.175cm" svg:viewBox="0 0 177 934" svg:d="m177 0c0 335-63 650-177 934">
            <text:p/>
          </draw:path>
          <draw:path draw:style-name="gr10" draw:text-style-name="P2" draw:layer="layout" svg:width="0.487cm" svg:height="0.749cm" svg:x="11.257cm" svg:y="5.109cm" svg:viewBox="0 0 488 750" svg:d="m488 0c-115 284-281 538-488 750">
            <text:p/>
          </draw:path>
          <draw:path draw:style-name="gr10" draw:text-style-name="P2" draw:layer="layout" svg:width="0.097cm" svg:height="0.093cm" svg:x="11.1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2.176cm" svg:y="2.397cm" svg:viewBox="0 0 98 94" svg:d="m0 0c33 30 66 62 98 94">
            <text:p/>
          </draw:path>
          <draw:path draw:style-name="gr10" draw:text-style-name="P2" draw:layer="layout" svg:width="0.487cm" svg:height="0.749cm" svg:x="12.273cm" svg:y="2.491cm" svg:viewBox="0 0 488 750" svg:d="m0 0c207 212 373 465 488 750">
            <text:p/>
          </draw:path>
          <draw:path draw:style-name="gr10" draw:text-style-name="P2" draw:layer="layout" svg:width="0.176cm" svg:height="0.933cm" svg:x="12.761cm" svg:y="3.241cm" svg:viewBox="0 0 177 934" svg:d="m0 0c114 284 177 599 177 934">
            <text:p/>
          </draw:path>
          <draw:path draw:style-name="gr10" draw:text-style-name="P2" draw:layer="layout" svg:width="0.176cm" svg:height="0.933cm" svg:x="12.761cm" svg:y="4.175cm" svg:viewBox="0 0 177 934" svg:d="m177 0c0 335-63 650-177 934">
            <text:p/>
          </draw:path>
          <draw:path draw:style-name="gr10" draw:text-style-name="P2" draw:layer="layout" svg:width="0.487cm" svg:height="0.749cm" svg:x="12.273cm" svg:y="5.109cm" svg:viewBox="0 0 488 750" svg:d="m488 0c-115 284-281 538-488 750">
            <text:p/>
          </draw:path>
          <draw:path draw:style-name="gr10" draw:text-style-name="P2" draw:layer="layout" svg:width="0.097cm" svg:height="0.093cm" svg:x="12.17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3.192cm" svg:y="2.397cm" svg:viewBox="0 0 98 94" svg:d="m0 0c33 30 66 62 98 94">
            <text:p/>
          </draw:path>
          <draw:path draw:style-name="gr10" draw:text-style-name="P2" draw:layer="layout" svg:width="0.487cm" svg:height="0.749cm" svg:x="13.289cm" svg:y="2.491cm" svg:viewBox="0 0 488 750" svg:d="m0 0c207 212 373 465 488 750">
            <text:p/>
          </draw:path>
          <draw:path draw:style-name="gr10" draw:text-style-name="P2" draw:layer="layout" svg:width="0.176cm" svg:height="0.933cm" svg:x="13.777cm" svg:y="3.241cm" svg:viewBox="0 0 177 934" svg:d="m0 0c114 284 177 599 177 934">
            <text:p/>
          </draw:path>
          <draw:path draw:style-name="gr10" draw:text-style-name="P2" draw:layer="layout" svg:width="0.176cm" svg:height="0.933cm" svg:x="13.777cm" svg:y="4.175cm" svg:viewBox="0 0 177 934" svg:d="m177 0c0 335-63 650-177 934">
            <text:p/>
          </draw:path>
          <draw:path draw:style-name="gr10" draw:text-style-name="P2" draw:layer="layout" svg:width="0.487cm" svg:height="0.749cm" svg:x="13.289cm" svg:y="5.109cm" svg:viewBox="0 0 488 750" svg:d="m488 0c-115 284-281 538-488 750">
            <text:p/>
          </draw:path>
          <draw:path draw:style-name="gr10" draw:text-style-name="P2" draw:layer="layout" svg:width="0.097cm" svg:height="0.093cm" svg:x="13.192cm" svg:y="5.859cm" svg:viewBox="0 0 98 94" svg:d="m98 0c-32 32-65 64-98 94">
            <text:p/>
          </draw:path>
        </draw:g>
        <draw:frame draw:style-name="gr11" draw:layer="layout" svg:width="12.192cm" svg:height="0.521cm" svg:x="1.635cm" svg:y="5.826cm">
          <draw:text-box>
            <text:p>I <text:s text:c="6"/>II <text:s text:c="5"/>III <text:s text:c="4"/>IV <text:s text:c="6"/>V <text:s text:c="5"/>VI <text:s text:c="5"/>VII <text:s text:c="3"/>VIII <text:s text:c="4"/>IX <text:s text:c="6"/>X <text:s text:c="5"/>XI <text:s text:c="5"/>XII</text:p>
          </draw:text-box>
        </draw:frame>
        <draw:g>
          <draw:line draw:style-name="gr12" draw:text-style-name="P2" draw:layer="layout" svg:x1="1.635cm" svg:y1="4.937cm" svg:x2="2.651cm" svg:y2="4.937cm">
            <text:p/>
          </draw:line>
          <draw:frame draw:style-name="gr13" draw:text-style-name="P2" draw:layer="layout" svg:width="1.27cm" svg:height="0.521cm" svg:x="1.50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2.651cm" svg:y1="4.937cm" svg:x2="3.667cm" svg:y2="4.937cm">
            <text:p/>
          </draw:line>
          <draw:frame draw:style-name="gr13" draw:text-style-name="P2" draw:layer="layout" svg:width="1.27cm" svg:height="0.521cm" svg:x="2.52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3.667cm" svg:y1="4.937cm" svg:x2="4.683cm" svg:y2="4.937cm">
            <text:p/>
          </draw:line>
          <draw:frame draw:style-name="gr13" draw:text-style-name="P2" draw:layer="layout" svg:width="1.27cm" svg:height="0.521cm" svg:x="3.5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4.683cm" svg:y1="4.937cm" svg:x2="5.699cm" svg:y2="4.937cm">
            <text:p/>
          </draw:line>
          <draw:frame draw:style-name="gr13" draw:text-style-name="P2" draw:layer="layout" svg:width="1.27cm" svg:height="0.521cm" svg:x="4.556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5.699cm" svg:y1="4.937cm" svg:x2="6.715cm" svg:y2="4.937cm">
            <text:p/>
          </draw:line>
          <draw:frame draw:style-name="gr13" draw:text-style-name="P2" draw:layer="layout" svg:width="1.27cm" svg:height="0.521cm" svg:x="5.57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6.715cm" svg:y1="4.937cm" svg:x2="7.731cm" svg:y2="4.937cm">
            <text:p/>
          </draw:line>
          <draw:frame draw:style-name="gr13" draw:text-style-name="P2" draw:layer="layout" svg:width="1.27cm" svg:height="0.521cm" svg:x="6.58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7.731cm" svg:y1="4.937cm" svg:x2="8.747cm" svg:y2="4.937cm">
            <text:p/>
          </draw:line>
          <draw:frame draw:style-name="gr13" draw:text-style-name="P2" draw:layer="layout" svg:width="1.27cm" svg:height="0.521cm" svg:x="7.60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8.747cm" svg:y1="4.937cm" svg:x2="9.763cm" svg:y2="4.937cm">
            <text:p/>
          </draw:line>
          <draw:frame draw:style-name="gr13" draw:text-style-name="P2" draw:layer="layout" svg:width="1.27cm" svg:height="0.521cm" svg:x="8.6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9.763cm" svg:y1="4.937cm" svg:x2="10.779cm" svg:y2="4.937cm">
            <text:p/>
          </draw:line>
          <draw:frame draw:style-name="gr13" draw:text-style-name="P2" draw:layer="layout" svg:width="1.27cm" svg:height="0.521cm" svg:x="9.636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0.779cm" svg:y1="4.937cm" svg:x2="11.795cm" svg:y2="4.937cm">
            <text:p/>
          </draw:line>
          <draw:frame draw:style-name="gr13" draw:text-style-name="P2" draw:layer="layout" svg:width="1.27cm" svg:height="0.521cm" svg:x="10.65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1.795cm" svg:y1="4.937cm" svg:x2="12.811cm" svg:y2="4.937cm">
            <text:p/>
          </draw:line>
          <draw:frame draw:style-name="gr13" draw:text-style-name="P2" draw:layer="layout" svg:width="1.27cm" svg:height="0.521cm" svg:x="11.66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2.811cm" svg:y1="4.937cm" svg:x2="13.827cm" svg:y2="4.937cm">
            <text:p/>
          </draw:line>
          <draw:frame draw:style-name="gr13" draw:text-style-name="P2" draw:layer="layout" svg:width="1.27cm" svg:height="0.521cm" svg:x="12.684cm" svg:y="4.81cm">
            <draw:text-box>
              <text:p text:style-name="P2">AU</text:p>
            </draw:text-box>
          </draw:frame>
        </draw:g>
        <draw:frame draw:style-name="gr14" draw:layer="layout" svg:width="12.319cm" svg:height="1.189cm" svg:x="1.381cm" svg:y="6.334cm">
          <draw:text-box>
            <text:p>Legend:<text:tab/> Star<text:tab/>Terran<text:tab/> Dwarf<text:tab/> Gas<text:tab/>Belt<text:tab/>Station<text:tab/> <text:s/>Artificial</text:p>
          </draw:text-box>
        </draw:frame>
        <draw:custom-shape draw:style-name="gr15" draw:text-style-name="P2" draw:layer="layout" svg:width="0.381cm" svg:height="0.381cm" svg:x="2.651cm" svg:y="6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6" draw:text-style-name="P2" draw:layer="layout" svg:width="0.254cm" svg:height="0.254cm" svg:x="3.92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27cm" svg:height="0.254cm" svg:x="5.44cm" svg:y="6.461cm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6" draw:text-style-name="P2" draw:layer="layout" svg:width="0.254cm" svg:height="0.254cm" svg:x="6.58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011cm" svg:height="0.381cm" draw:transform="rotate (0.785398163397448) translate (6.574cm 6.454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635cm" svg:height="0.808cm" svg:x="7.477cm" svg:y="6.207cm">
          <draw:text-box>
            <text:p><text:span text:style-name="T8">@</text:span></text:p>
          </draw:text-box>
        </draw:frame>
        <draw:custom-shape draw:style-name="gr16" draw:text-style-name="P2" draw:layer="layout" svg:width="0.254cm" svg:height="0.254cm" svg:x="9.001cm" svg:y="6.46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0.138cm" svg:height="0.381cm" draw:transform="rotate (-0.785398163397449) translate (10.689cm 6.35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2.446cm" svg:height="1.397cm" svg:x="1.381cm" svg:y="6.969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381cm" svg:y1="7.655cm" svg:x2="13.827cm" svg:y2="7.655cm">
          <text:p/>
        </draw:line>
        <draw:frame draw:style-name="gr20" draw:layer="layout" svg:width="2.667cm" svg:height="0.521cm" svg:x="1.254cm" svg:y="6.842cm">
          <draw:text-box>
            <text:p>System Name</text:p>
          </draw:text-box>
        </draw:frame>
        <draw:line draw:style-name="gr19" draw:text-style-name="P2" draw:layer="layout" svg:x1="5.572cm" svg:y1="6.969cm" svg:x2="5.572cm" svg:y2="7.629cm">
          <text:p/>
        </draw:line>
        <draw:frame draw:style-name="gr13" draw:layer="layout" svg:width="2.921cm" svg:height="0.521cm" svg:x="5.445cm" svg:y="6.842cm">
          <draw:text-box>
            <text:p>Primary Star Type</text:p>
          </draw:text-box>
        </draw:frame>
        <draw:line draw:style-name="gr19" draw:text-style-name="P2" draw:layer="layout" svg:x1="9.001cm" svg:y1="6.969cm" svg:x2="9.001cm" svg:y2="7.629cm">
          <text:p/>
        </draw:line>
        <draw:frame draw:style-name="gr21" draw:layer="layout" svg:width="3.429cm" svg:height="0.935cm" svg:x="8.874cm" svg:y="6.842cm">
          <draw:text-box>
            <text:p>Sector of Origin</text:p>
          </draw:text-box>
        </draw:frame>
        <draw:frame draw:style-name="gr11" draw:layer="layout" svg:width="3.175cm" svg:height="0.521cm" svg:x="1.254cm" svg:y="7.604cm">
          <draw:text-box>
            <text:p>System Type</text:p>
          </draw:text-box>
        </draw:frame>
        <draw:frame draw:style-name="gr13" draw:layer="layout" svg:width="5.715cm" svg:height="0.614cm" svg:x="1.254cm" svg:y="7.858cm">
          <draw:text-box>
            <text:p><text:span text:style-name="T9">q</text:span><text:span text:style-name="T7"> Single </text:span><text:span text:style-name="T10"></text:span><text:span text:style-name="T7"> Binary </text:span><text:span text:style-name="T9">q</text:span><text:span text:style-name="T7"> Trinary</text:span></text:p>
          </draw:text-box>
        </draw:frame>
        <draw:line draw:style-name="gr19" draw:text-style-name="P2" draw:layer="layout" svg:x1="6.461cm" svg:y1="7.655cm" svg:x2="6.461cm" svg:y2="8.366cm">
          <text:p/>
        </draw:line>
        <draw:frame draw:style-name="gr6" draw:layer="layout" svg:width="3.683cm" svg:height="0.808cm" svg:x="6.334cm" svg:y="7.604cm">
          <draw:text-box>
            <text:p># of Objects</text:p>
          </draw:text-box>
        </draw:frame>
        <draw:line draw:style-name="gr19" draw:text-style-name="P2" draw:layer="layout" svg:x1="8.239cm" svg:y1="7.655cm" svg:x2="8.239cm" svg:y2="8.366cm">
          <text:p/>
        </draw:line>
        <draw:frame draw:style-name="gr6" draw:layer="layout" svg:width="3.302cm" svg:height="0.808cm" svg:x="8.112cm" svg:y="7.604cm">
          <draw:text-box>
            <text:p>Previous Inhabitants</text:p>
          </draw:text-box>
        </draw:frame>
        <draw:custom-shape draw:style-name="gr5" draw:text-style-name="P2" draw:layer="layout" svg:width="12.446cm" svg:height="0.711cm" svg:x="1.38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.651cm" svg:height="0.521cm" svg:x="1.254cm" svg:y="8.239cm">
          <draw:text-box>
            <text:p>Language</text:p>
          </draw:text-box>
        </draw:frame>
        <draw:line draw:style-name="gr19" draw:text-style-name="P2" draw:layer="layout" svg:x1="4.048cm" svg:y1="8.366cm" svg:x2="4.048cm" svg:y2="9.077cm">
          <text:p/>
        </draw:line>
        <draw:frame draw:style-name="gr11" draw:layer="layout" svg:width="1.651cm" svg:height="0.521cm" svg:x="3.921cm" svg:y="8.239cm">
          <draw:text-box>
            <text:p>Currency</text:p>
          </draw:text-box>
        </draw:frame>
        <draw:line draw:style-name="gr19" draw:text-style-name="P2" draw:layer="layout" svg:x1="6.842cm" svg:y1="8.366cm" svg:x2="6.842cm" svg:y2="9.077cm">
          <text:p/>
        </draw:line>
        <draw:frame draw:style-name="gr13" draw:layer="layout" svg:width="2.413cm" svg:height="0.521cm" svg:x="6.715cm" svg:y="8.239cm">
          <draw:text-box>
            <text:p>Key Technology</text:p>
          </draw:text-box>
        </draw:frame>
        <draw:line draw:style-name="gr19" draw:text-style-name="P2" draw:layer="layout" svg:x1="9.763cm" svg:y1="8.366cm" svg:x2="9.763cm" svg:y2="9.077cm">
          <text:p/>
        </draw:line>
        <draw:frame draw:style-name="gr6" draw:layer="layout" svg:width="2.794cm" svg:height="0.808cm" svg:x="9.636cm" svg:y="8.239cm">
          <draw:text-box>
            <text:p>Claim Owner</text:p>
          </draw:text-box>
        </draw:frame>
        <draw:g>
          <draw:custom-shape draw:style-name="gr5" draw:text-style-name="P2" draw:layer="layout" svg:width="12.446cm" svg:height="0.762cm" svg:x="1.381cm" svg:y="9.3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9.382cm" svg:x2="1.762cm" svg:y2="10.144cm">
            <text:p/>
          </draw:line>
          <draw:frame draw:style-name="gr22" draw:layer="layout" svg:width="1.143cm" svg:height="0.648cm" svg:x="1.635cm" svg:y="9.255cm">
            <draw:text-box>
              <text:p>Type</text:p>
            </draw:text-box>
          </draw:frame>
          <draw:line draw:style-name="gr19" draw:text-style-name="P2" draw:layer="layout" svg:x1="4.048cm" svg:y1="9.382cm" svg:x2="4.048cm" svg:y2="10.144cm">
            <text:p/>
          </draw:line>
          <draw:frame draw:style-name="gr23" draw:layer="layout" svg:width="1.905cm" svg:height="0.762cm" svg:x="3.921cm" svg:y="9.255cm">
            <draw:text-box>
              <text:p>Gravity</text:p>
            </draw:text-box>
          </draw:frame>
          <draw:line draw:style-name="gr19" draw:text-style-name="P2" draw:layer="layout" svg:x1="5.826cm" svg:y1="9.382cm" svg:x2="5.826cm" svg:y2="10.144cm">
            <text:p/>
          </draw:line>
          <draw:frame draw:style-name="gr24" draw:layer="layout" svg:width="1.905cm" svg:height="0.521cm" svg:x="5.699cm" svg:y="9.255cm">
            <draw:text-box>
              <text:p>Atmosphere</text:p>
            </draw:text-box>
          </draw:frame>
          <draw:line draw:style-name="gr19" draw:text-style-name="P2" draw:layer="layout" svg:x1="8.112cm" svg:y1="9.382cm" svg:x2="8.112cm" svg:y2="10.144cm">
            <text:p/>
          </draw:line>
          <draw:frame draw:style-name="gr25" draw:text-style-name="P5" draw:layer="layout" svg:width="0.856cm" svg:height="1.016cm" svg:x="1.16cm" svg:y="9.255cm">
            <draw:text-box>
              <text:p text:style-name="P5"><text:span text:style-name="T7">I</text:span></text:p>
            </draw:text-box>
          </draw:frame>
          <draw:frame draw:style-name="gr24" draw:layer="layout" svg:width="1.143cm" svg:height="0.521cm" svg:x="7.985cm" svg:y="9.255cm">
            <draw:text-box>
              <text:p>Life</text:p>
            </draw:text-box>
          </draw:frame>
          <draw:line draw:style-name="gr19" draw:text-style-name="P2" draw:layer="layout" svg:x1="10.017cm" svg:y1="9.382cm" svg:x2="10.017cm" svg:y2="10.144cm">
            <text:p/>
          </draw:line>
          <draw:frame draw:style-name="gr24" draw:layer="layout" svg:width="1.397cm" svg:height="0.521cm" svg:x="9.89cm" svg:y="9.255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0.2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0.271cm" svg:x2="1.762cm" svg:y2="11.033cm">
            <text:p/>
          </draw:line>
          <draw:frame draw:style-name="gr22" draw:layer="layout" svg:width="1.143cm" svg:height="0.648cm" svg:x="1.635cm" svg:y="10.144cm">
            <draw:text-box>
              <text:p>Type</text:p>
            </draw:text-box>
          </draw:frame>
          <draw:line draw:style-name="gr19" draw:text-style-name="P2" draw:layer="layout" svg:x1="4.048cm" svg:y1="10.271cm" svg:x2="4.048cm" svg:y2="11.033cm">
            <text:p/>
          </draw:line>
          <draw:frame draw:style-name="gr23" draw:layer="layout" svg:width="1.905cm" svg:height="0.762cm" svg:x="3.921cm" svg:y="10.144cm">
            <draw:text-box>
              <text:p>Gravity</text:p>
            </draw:text-box>
          </draw:frame>
          <draw:line draw:style-name="gr19" draw:text-style-name="P2" draw:layer="layout" svg:x1="5.826cm" svg:y1="10.271cm" svg:x2="5.826cm" svg:y2="11.033cm">
            <text:p/>
          </draw:line>
          <draw:frame draw:style-name="gr24" draw:layer="layout" svg:width="1.905cm" svg:height="0.521cm" svg:x="5.699cm" svg:y="10.144cm">
            <draw:text-box>
              <text:p>Atmosphere</text:p>
            </draw:text-box>
          </draw:frame>
          <draw:line draw:style-name="gr19" draw:text-style-name="P2" draw:layer="layout" svg:x1="8.112cm" svg:y1="10.271cm" svg:x2="8.112cm" svg:y2="11.033cm">
            <text:p/>
          </draw:line>
          <draw:frame draw:style-name="gr9" draw:text-style-name="P5" draw:layer="layout" svg:width="0.856cm" svg:height="1.016cm" svg:x="1.16cm" svg:y="10.144cm">
            <draw:text-box>
              <text:p text:style-name="P5"><text:span text:style-name="T7">II</text:span></text:p>
            </draw:text-box>
          </draw:frame>
          <draw:frame draw:style-name="gr24" draw:layer="layout" svg:width="1.143cm" svg:height="0.521cm" svg:x="7.985cm" svg:y="10.144cm">
            <draw:text-box>
              <text:p>Life</text:p>
            </draw:text-box>
          </draw:frame>
          <draw:line draw:style-name="gr19" draw:text-style-name="P2" draw:layer="layout" svg:x1="10.017cm" svg:y1="10.271cm" svg:x2="10.017cm" svg:y2="11.033cm">
            <text:p/>
          </draw:line>
          <draw:frame draw:style-name="gr24" draw:layer="layout" svg:width="1.397cm" svg:height="0.521cm" svg:x="9.89cm" svg:y="10.144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1.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1.16cm" svg:x2="1.762cm" svg:y2="11.922cm">
            <text:p/>
          </draw:line>
          <draw:frame draw:style-name="gr22" draw:layer="layout" svg:width="1.143cm" svg:height="0.648cm" svg:x="1.635cm" svg:y="11.033cm">
            <draw:text-box>
              <text:p>Type</text:p>
            </draw:text-box>
          </draw:frame>
          <draw:line draw:style-name="gr19" draw:text-style-name="P2" draw:layer="layout" svg:x1="4.048cm" svg:y1="11.16cm" svg:x2="4.048cm" svg:y2="11.922cm">
            <text:p/>
          </draw:line>
          <draw:frame draw:style-name="gr23" draw:layer="layout" svg:width="1.905cm" svg:height="0.762cm" svg:x="3.921cm" svg:y="11.033cm">
            <draw:text-box>
              <text:p>Gravity</text:p>
            </draw:text-box>
          </draw:frame>
          <draw:line draw:style-name="gr19" draw:text-style-name="P2" draw:layer="layout" svg:x1="5.826cm" svg:y1="11.16cm" svg:x2="5.826cm" svg:y2="11.922cm">
            <text:p/>
          </draw:line>
          <draw:frame draw:style-name="gr24" draw:layer="layout" svg:width="1.905cm" svg:height="0.521cm" svg:x="5.699cm" svg:y="11.033cm">
            <draw:text-box>
              <text:p>Atmosphere</text:p>
            </draw:text-box>
          </draw:frame>
          <draw:line draw:style-name="gr19" draw:text-style-name="P2" draw:layer="layout" svg:x1="8.112cm" svg:y1="11.16cm" svg:x2="8.112cm" svg:y2="11.922cm">
            <text:p/>
          </draw:line>
          <draw:frame draw:style-name="gr9" draw:text-style-name="P5" draw:layer="layout" svg:width="0.856cm" svg:height="1.016cm" svg:x="1.16cm" svg:y="11.033cm">
            <draw:text-box>
              <text:p text:style-name="P5"><text:span text:style-name="T7">III</text:span></text:p>
            </draw:text-box>
          </draw:frame>
          <draw:frame draw:style-name="gr24" draw:layer="layout" svg:width="1.143cm" svg:height="0.521cm" svg:x="7.985cm" svg:y="11.033cm">
            <draw:text-box>
              <text:p>Life</text:p>
            </draw:text-box>
          </draw:frame>
          <draw:line draw:style-name="gr19" draw:text-style-name="P2" draw:layer="layout" svg:x1="10.017cm" svg:y1="11.16cm" svg:x2="10.017cm" svg:y2="11.922cm">
            <text:p/>
          </draw:line>
          <draw:frame draw:style-name="gr24" draw:layer="layout" svg:width="1.397cm" svg:height="0.521cm" svg:x="9.89cm" svg:y="11.033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2.04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2.049cm" svg:x2="1.762cm" svg:y2="12.811cm">
            <text:p/>
          </draw:line>
          <draw:frame draw:style-name="gr22" draw:layer="layout" svg:width="1.143cm" svg:height="0.648cm" svg:x="1.635cm" svg:y="11.922cm">
            <draw:text-box>
              <text:p>Type</text:p>
            </draw:text-box>
          </draw:frame>
          <draw:line draw:style-name="gr19" draw:text-style-name="P2" draw:layer="layout" svg:x1="4.048cm" svg:y1="12.049cm" svg:x2="4.048cm" svg:y2="12.811cm">
            <text:p/>
          </draw:line>
          <draw:frame draw:style-name="gr23" draw:layer="layout" svg:width="1.905cm" svg:height="0.762cm" svg:x="3.921cm" svg:y="11.922cm">
            <draw:text-box>
              <text:p>Gravity</text:p>
            </draw:text-box>
          </draw:frame>
          <draw:line draw:style-name="gr19" draw:text-style-name="P2" draw:layer="layout" svg:x1="5.826cm" svg:y1="12.049cm" svg:x2="5.826cm" svg:y2="12.811cm">
            <text:p/>
          </draw:line>
          <draw:frame draw:style-name="gr24" draw:layer="layout" svg:width="1.905cm" svg:height="0.521cm" svg:x="5.699cm" svg:y="11.922cm">
            <draw:text-box>
              <text:p>Atmosphere</text:p>
            </draw:text-box>
          </draw:frame>
          <draw:line draw:style-name="gr19" draw:text-style-name="P2" draw:layer="layout" svg:x1="8.112cm" svg:y1="12.049cm" svg:x2="8.112cm" svg:y2="12.811cm">
            <text:p/>
          </draw:line>
          <draw:frame draw:style-name="gr9" draw:text-style-name="P5" draw:layer="layout" svg:width="0.856cm" svg:height="1.016cm" svg:x="1.16cm" svg:y="11.922cm">
            <draw:text-box>
              <text:p text:style-name="P5"><text:span text:style-name="T7">IV</text:span></text:p>
            </draw:text-box>
          </draw:frame>
          <draw:frame draw:style-name="gr24" draw:layer="layout" svg:width="1.143cm" svg:height="0.521cm" svg:x="7.985cm" svg:y="11.922cm">
            <draw:text-box>
              <text:p>Life</text:p>
            </draw:text-box>
          </draw:frame>
          <draw:line draw:style-name="gr19" draw:text-style-name="P2" draw:layer="layout" svg:x1="10.017cm" svg:y1="12.049cm" svg:x2="10.017cm" svg:y2="12.811cm">
            <text:p/>
          </draw:line>
          <draw:frame draw:style-name="gr24" draw:layer="layout" svg:width="1.397cm" svg:height="0.521cm" svg:x="9.89cm" svg:y="11.922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73cm" svg:y="12.9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54cm" svg:y1="12.938cm" svg:x2="1.754cm" svg:y2="13.7cm">
            <text:p/>
          </draw:line>
          <draw:frame draw:style-name="gr22" draw:layer="layout" svg:width="1.143cm" svg:height="0.648cm" svg:x="1.627cm" svg:y="12.811cm">
            <draw:text-box>
              <text:p>Type</text:p>
            </draw:text-box>
          </draw:frame>
          <draw:line draw:style-name="gr19" draw:text-style-name="P2" draw:layer="layout" svg:x1="4.04cm" svg:y1="12.938cm" svg:x2="4.04cm" svg:y2="13.7cm">
            <text:p/>
          </draw:line>
          <draw:frame draw:style-name="gr23" draw:layer="layout" svg:width="1.905cm" svg:height="0.762cm" svg:x="3.913cm" svg:y="12.811cm">
            <draw:text-box>
              <text:p>Gravity</text:p>
            </draw:text-box>
          </draw:frame>
          <draw:line draw:style-name="gr19" draw:text-style-name="P2" draw:layer="layout" svg:x1="5.818cm" svg:y1="12.938cm" svg:x2="5.818cm" svg:y2="13.7cm">
            <text:p/>
          </draw:line>
          <draw:frame draw:style-name="gr24" draw:layer="layout" svg:width="1.905cm" svg:height="0.521cm" svg:x="5.691cm" svg:y="12.811cm">
            <draw:text-box>
              <text:p>Atmosphere</text:p>
            </draw:text-box>
          </draw:frame>
          <draw:line draw:style-name="gr19" draw:text-style-name="P2" draw:layer="layout" svg:x1="8.104cm" svg:y1="12.938cm" svg:x2="8.104cm" svg:y2="13.7cm">
            <text:p/>
          </draw:line>
          <draw:frame draw:style-name="gr9" draw:text-style-name="P5" draw:layer="layout" svg:width="0.856cm" svg:height="1.016cm" svg:x="1.152cm" svg:y="12.811cm">
            <draw:text-box>
              <text:p text:style-name="P5"><text:span text:style-name="T7">V</text:span></text:p>
            </draw:text-box>
          </draw:frame>
          <draw:frame draw:style-name="gr24" draw:layer="layout" svg:width="1.143cm" svg:height="0.521cm" svg:x="7.977cm" svg:y="12.811cm">
            <draw:text-box>
              <text:p>Life</text:p>
            </draw:text-box>
          </draw:frame>
          <draw:line draw:style-name="gr19" draw:text-style-name="P2" draw:layer="layout" svg:x1="10.009cm" svg:y1="12.938cm" svg:x2="10.009cm" svg:y2="13.7cm">
            <text:p/>
          </draw:line>
          <draw:frame draw:style-name="gr24" draw:layer="layout" svg:width="1.397cm" svg:height="0.521cm" svg:x="9.882cm" svg:y="12.811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3.8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3.827cm" svg:x2="1.762cm" svg:y2="14.589cm">
            <text:p/>
          </draw:line>
          <draw:frame draw:style-name="gr22" draw:layer="layout" svg:width="1.143cm" svg:height="0.648cm" svg:x="1.635cm" svg:y="13.7cm">
            <draw:text-box>
              <text:p>Type</text:p>
            </draw:text-box>
          </draw:frame>
          <draw:line draw:style-name="gr19" draw:text-style-name="P2" draw:layer="layout" svg:x1="4.048cm" svg:y1="13.827cm" svg:x2="4.048cm" svg:y2="14.589cm">
            <text:p/>
          </draw:line>
          <draw:frame draw:style-name="gr23" draw:layer="layout" svg:width="1.905cm" svg:height="0.762cm" svg:x="3.921cm" svg:y="13.7cm">
            <draw:text-box>
              <text:p>Gravity</text:p>
            </draw:text-box>
          </draw:frame>
          <draw:line draw:style-name="gr19" draw:text-style-name="P2" draw:layer="layout" svg:x1="5.826cm" svg:y1="13.827cm" svg:x2="5.826cm" svg:y2="14.589cm">
            <text:p/>
          </draw:line>
          <draw:frame draw:style-name="gr24" draw:layer="layout" svg:width="1.905cm" svg:height="0.521cm" svg:x="5.699cm" svg:y="13.7cm">
            <draw:text-box>
              <text:p>Atmosphere</text:p>
            </draw:text-box>
          </draw:frame>
          <draw:line draw:style-name="gr19" draw:text-style-name="P2" draw:layer="layout" svg:x1="8.112cm" svg:y1="13.827cm" svg:x2="8.112cm" svg:y2="14.589cm">
            <text:p/>
          </draw:line>
          <draw:frame draw:style-name="gr9" draw:text-style-name="P5" draw:layer="layout" svg:width="0.856cm" svg:height="1.016cm" svg:x="1.16cm" svg:y="13.7cm">
            <draw:text-box>
              <text:p text:style-name="P5"><text:span text:style-name="T7">VI</text:span></text:p>
            </draw:text-box>
          </draw:frame>
          <draw:frame draw:style-name="gr24" draw:layer="layout" svg:width="1.143cm" svg:height="0.521cm" svg:x="7.985cm" svg:y="13.7cm">
            <draw:text-box>
              <text:p>Life</text:p>
            </draw:text-box>
          </draw:frame>
          <draw:line draw:style-name="gr19" draw:text-style-name="P2" draw:layer="layout" svg:x1="10.017cm" svg:y1="13.827cm" svg:x2="10.017cm" svg:y2="14.589cm">
            <text:p/>
          </draw:line>
          <draw:frame draw:style-name="gr24" draw:layer="layout" svg:width="1.397cm" svg:height="0.521cm" svg:x="9.89cm" svg:y="13.7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4.7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4.716cm" svg:x2="1.762cm" svg:y2="15.478cm">
            <text:p/>
          </draw:line>
          <draw:frame draw:style-name="gr22" draw:layer="layout" svg:width="1.143cm" svg:height="0.648cm" svg:x="1.635cm" svg:y="14.589cm">
            <draw:text-box>
              <text:p>Type</text:p>
            </draw:text-box>
          </draw:frame>
          <draw:line draw:style-name="gr19" draw:text-style-name="P2" draw:layer="layout" svg:x1="4.048cm" svg:y1="14.716cm" svg:x2="4.048cm" svg:y2="15.478cm">
            <text:p/>
          </draw:line>
          <draw:frame draw:style-name="gr23" draw:layer="layout" svg:width="1.905cm" svg:height="0.762cm" svg:x="3.921cm" svg:y="14.589cm">
            <draw:text-box>
              <text:p>Gravity</text:p>
            </draw:text-box>
          </draw:frame>
          <draw:line draw:style-name="gr19" draw:text-style-name="P2" draw:layer="layout" svg:x1="5.826cm" svg:y1="14.716cm" svg:x2="5.826cm" svg:y2="15.478cm">
            <text:p/>
          </draw:line>
          <draw:frame draw:style-name="gr24" draw:layer="layout" svg:width="1.905cm" svg:height="0.521cm" svg:x="5.699cm" svg:y="14.589cm">
            <draw:text-box>
              <text:p>Atmosphere</text:p>
            </draw:text-box>
          </draw:frame>
          <draw:line draw:style-name="gr19" draw:text-style-name="P2" draw:layer="layout" svg:x1="8.112cm" svg:y1="14.716cm" svg:x2="8.112cm" svg:y2="15.478cm">
            <text:p/>
          </draw:line>
          <draw:frame draw:style-name="gr9" draw:text-style-name="P5" draw:layer="layout" svg:width="0.856cm" svg:height="1.016cm" svg:x="1.16cm" svg:y="14.589cm">
            <draw:text-box>
              <text:p text:style-name="P5"><text:span text:style-name="T7">VII</text:span></text:p>
            </draw:text-box>
          </draw:frame>
          <draw:frame draw:style-name="gr24" draw:layer="layout" svg:width="1.143cm" svg:height="0.521cm" svg:x="7.985cm" svg:y="14.589cm">
            <draw:text-box>
              <text:p>Life</text:p>
            </draw:text-box>
          </draw:frame>
          <draw:line draw:style-name="gr19" draw:text-style-name="P2" draw:layer="layout" svg:x1="10.017cm" svg:y1="14.716cm" svg:x2="10.017cm" svg:y2="15.478cm">
            <text:p/>
          </draw:line>
          <draw:frame draw:style-name="gr24" draw:layer="layout" svg:width="1.397cm" svg:height="0.521cm" svg:x="9.89cm" svg:y="14.589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5.6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5.605cm" svg:x2="1.762cm" svg:y2="16.367cm">
            <text:p/>
          </draw:line>
          <draw:frame draw:style-name="gr22" draw:layer="layout" svg:width="1.143cm" svg:height="0.648cm" svg:x="1.635cm" svg:y="15.478cm">
            <draw:text-box>
              <text:p>Type</text:p>
            </draw:text-box>
          </draw:frame>
          <draw:line draw:style-name="gr19" draw:text-style-name="P2" draw:layer="layout" svg:x1="4.048cm" svg:y1="15.605cm" svg:x2="4.048cm" svg:y2="16.367cm">
            <text:p/>
          </draw:line>
          <draw:frame draw:style-name="gr23" draw:layer="layout" svg:width="1.905cm" svg:height="0.762cm" svg:x="3.921cm" svg:y="15.478cm">
            <draw:text-box>
              <text:p>Gravity</text:p>
            </draw:text-box>
          </draw:frame>
          <draw:line draw:style-name="gr19" draw:text-style-name="P2" draw:layer="layout" svg:x1="5.826cm" svg:y1="15.605cm" svg:x2="5.826cm" svg:y2="16.367cm">
            <text:p/>
          </draw:line>
          <draw:frame draw:style-name="gr24" draw:layer="layout" svg:width="1.905cm" svg:height="0.521cm" svg:x="5.699cm" svg:y="15.478cm">
            <draw:text-box>
              <text:p>Atmosphere</text:p>
            </draw:text-box>
          </draw:frame>
          <draw:line draw:style-name="gr19" draw:text-style-name="P2" draw:layer="layout" svg:x1="8.112cm" svg:y1="15.605cm" svg:x2="8.112cm" svg:y2="16.367cm">
            <text:p/>
          </draw:line>
          <draw:frame draw:style-name="gr9" draw:text-style-name="P5" draw:layer="layout" svg:width="0.856cm" svg:height="1.016cm" svg:x="1.16cm" svg:y="15.478cm">
            <draw:text-box>
              <text:p text:style-name="P5"><text:span text:style-name="T7">VIII</text:span></text:p>
            </draw:text-box>
          </draw:frame>
          <draw:frame draw:style-name="gr24" draw:layer="layout" svg:width="1.143cm" svg:height="0.521cm" svg:x="7.985cm" svg:y="15.478cm">
            <draw:text-box>
              <text:p>Life</text:p>
            </draw:text-box>
          </draw:frame>
          <draw:line draw:style-name="gr19" draw:text-style-name="P2" draw:layer="layout" svg:x1="10.017cm" svg:y1="15.605cm" svg:x2="10.017cm" svg:y2="16.367cm">
            <text:p/>
          </draw:line>
          <draw:frame draw:style-name="gr24" draw:layer="layout" svg:width="1.397cm" svg:height="0.521cm" svg:x="9.89cm" svg:y="15.478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6.4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6.494cm" svg:x2="1.762cm" svg:y2="17.256cm">
            <text:p/>
          </draw:line>
          <draw:frame draw:style-name="gr22" draw:layer="layout" svg:width="1.143cm" svg:height="0.648cm" svg:x="1.635cm" svg:y="16.367cm">
            <draw:text-box>
              <text:p>Type</text:p>
            </draw:text-box>
          </draw:frame>
          <draw:line draw:style-name="gr19" draw:text-style-name="P2" draw:layer="layout" svg:x1="4.048cm" svg:y1="16.494cm" svg:x2="4.048cm" svg:y2="17.256cm">
            <text:p/>
          </draw:line>
          <draw:frame draw:style-name="gr23" draw:layer="layout" svg:width="1.905cm" svg:height="0.762cm" svg:x="3.921cm" svg:y="16.367cm">
            <draw:text-box>
              <text:p>Gravity</text:p>
            </draw:text-box>
          </draw:frame>
          <draw:line draw:style-name="gr19" draw:text-style-name="P2" draw:layer="layout" svg:x1="5.826cm" svg:y1="16.494cm" svg:x2="5.826cm" svg:y2="17.256cm">
            <text:p/>
          </draw:line>
          <draw:frame draw:style-name="gr24" draw:layer="layout" svg:width="1.905cm" svg:height="0.521cm" svg:x="5.699cm" svg:y="16.367cm">
            <draw:text-box>
              <text:p>Atmosphere</text:p>
            </draw:text-box>
          </draw:frame>
          <draw:line draw:style-name="gr19" draw:text-style-name="P2" draw:layer="layout" svg:x1="8.112cm" svg:y1="16.494cm" svg:x2="8.112cm" svg:y2="17.256cm">
            <text:p/>
          </draw:line>
          <draw:frame draw:style-name="gr9" draw:text-style-name="P5" draw:layer="layout" svg:width="0.856cm" svg:height="1.016cm" svg:x="1.16cm" svg:y="16.367cm">
            <draw:text-box>
              <text:p text:style-name="P5"><text:span text:style-name="T7">IX</text:span></text:p>
            </draw:text-box>
          </draw:frame>
          <draw:frame draw:style-name="gr24" draw:layer="layout" svg:width="1.143cm" svg:height="0.521cm" svg:x="7.985cm" svg:y="16.367cm">
            <draw:text-box>
              <text:p>Life</text:p>
            </draw:text-box>
          </draw:frame>
          <draw:line draw:style-name="gr19" draw:text-style-name="P2" draw:layer="layout" svg:x1="10.017cm" svg:y1="16.494cm" svg:x2="10.017cm" svg:y2="17.256cm">
            <text:p/>
          </draw:line>
          <draw:frame draw:style-name="gr24" draw:layer="layout" svg:width="1.397cm" svg:height="0.521cm" svg:x="9.89cm" svg:y="16.367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7.3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7.383cm" svg:x2="1.762cm" svg:y2="18.145cm">
            <text:p/>
          </draw:line>
          <draw:frame draw:style-name="gr22" draw:layer="layout" svg:width="1.143cm" svg:height="0.648cm" svg:x="1.635cm" svg:y="17.256cm">
            <draw:text-box>
              <text:p>Type</text:p>
            </draw:text-box>
          </draw:frame>
          <draw:line draw:style-name="gr19" draw:text-style-name="P2" draw:layer="layout" svg:x1="4.048cm" svg:y1="17.383cm" svg:x2="4.048cm" svg:y2="18.145cm">
            <text:p/>
          </draw:line>
          <draw:frame draw:style-name="gr23" draw:layer="layout" svg:width="1.905cm" svg:height="0.762cm" svg:x="3.921cm" svg:y="17.256cm">
            <draw:text-box>
              <text:p>Gravity</text:p>
            </draw:text-box>
          </draw:frame>
          <draw:line draw:style-name="gr19" draw:text-style-name="P2" draw:layer="layout" svg:x1="5.826cm" svg:y1="17.383cm" svg:x2="5.826cm" svg:y2="18.145cm">
            <text:p/>
          </draw:line>
          <draw:frame draw:style-name="gr24" draw:layer="layout" svg:width="1.905cm" svg:height="0.521cm" svg:x="5.699cm" svg:y="17.256cm">
            <draw:text-box>
              <text:p>Atmosphere</text:p>
            </draw:text-box>
          </draw:frame>
          <draw:line draw:style-name="gr19" draw:text-style-name="P2" draw:layer="layout" svg:x1="8.112cm" svg:y1="17.383cm" svg:x2="8.112cm" svg:y2="18.145cm">
            <text:p/>
          </draw:line>
          <draw:frame draw:style-name="gr9" draw:text-style-name="P5" draw:layer="layout" svg:width="0.856cm" svg:height="1.016cm" svg:x="1.16cm" svg:y="17.256cm">
            <draw:text-box>
              <text:p text:style-name="P5"><text:span text:style-name="T7">X</text:span></text:p>
            </draw:text-box>
          </draw:frame>
          <draw:frame draw:style-name="gr24" draw:layer="layout" svg:width="1.143cm" svg:height="0.521cm" svg:x="7.985cm" svg:y="17.256cm">
            <draw:text-box>
              <text:p>Life</text:p>
            </draw:text-box>
          </draw:frame>
          <draw:line draw:style-name="gr19" draw:text-style-name="P2" draw:layer="layout" svg:x1="10.017cm" svg:y1="17.383cm" svg:x2="10.017cm" svg:y2="18.145cm">
            <text:p/>
          </draw:line>
          <draw:frame draw:style-name="gr24" draw:layer="layout" svg:width="1.397cm" svg:height="0.521cm" svg:x="9.89cm" svg:y="17.256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73cm" svg:y="18.2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54cm" svg:y1="18.272cm" svg:x2="1.754cm" svg:y2="19.034cm">
            <text:p/>
          </draw:line>
          <draw:frame draw:style-name="gr22" draw:layer="layout" svg:width="1.143cm" svg:height="0.648cm" svg:x="1.627cm" svg:y="18.145cm">
            <draw:text-box>
              <text:p>Type</text:p>
            </draw:text-box>
          </draw:frame>
          <draw:line draw:style-name="gr19" draw:text-style-name="P2" draw:layer="layout" svg:x1="4.04cm" svg:y1="18.272cm" svg:x2="4.04cm" svg:y2="19.034cm">
            <text:p/>
          </draw:line>
          <draw:frame draw:style-name="gr23" draw:layer="layout" svg:width="1.905cm" svg:height="0.762cm" svg:x="3.913cm" svg:y="18.145cm">
            <draw:text-box>
              <text:p>Gravity</text:p>
            </draw:text-box>
          </draw:frame>
          <draw:line draw:style-name="gr19" draw:text-style-name="P2" draw:layer="layout" svg:x1="5.818cm" svg:y1="18.272cm" svg:x2="5.818cm" svg:y2="19.034cm">
            <text:p/>
          </draw:line>
          <draw:frame draw:style-name="gr24" draw:layer="layout" svg:width="1.905cm" svg:height="0.521cm" svg:x="5.691cm" svg:y="18.145cm">
            <draw:text-box>
              <text:p>Atmosphere</text:p>
            </draw:text-box>
          </draw:frame>
          <draw:line draw:style-name="gr19" draw:text-style-name="P2" draw:layer="layout" svg:x1="8.104cm" svg:y1="18.272cm" svg:x2="8.104cm" svg:y2="19.034cm">
            <text:p/>
          </draw:line>
          <draw:frame draw:style-name="gr9" draw:text-style-name="P5" draw:layer="layout" svg:width="0.856cm" svg:height="1.016cm" svg:x="1.152cm" svg:y="18.145cm">
            <draw:text-box>
              <text:p text:style-name="P5"><text:span text:style-name="T7">XI</text:span></text:p>
            </draw:text-box>
          </draw:frame>
          <draw:frame draw:style-name="gr24" draw:layer="layout" svg:width="1.143cm" svg:height="0.521cm" svg:x="7.977cm" svg:y="18.145cm">
            <draw:text-box>
              <text:p>Life</text:p>
            </draw:text-box>
          </draw:frame>
          <draw:line draw:style-name="gr19" draw:text-style-name="P2" draw:layer="layout" svg:x1="10.009cm" svg:y1="18.272cm" svg:x2="10.009cm" svg:y2="19.034cm">
            <text:p/>
          </draw:line>
          <draw:frame draw:style-name="gr24" draw:layer="layout" svg:width="1.397cm" svg:height="0.521cm" svg:x="9.882cm" svg:y="18.145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9.1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9.161cm" svg:x2="1.762cm" svg:y2="19.923cm">
            <text:p/>
          </draw:line>
          <draw:frame draw:style-name="gr22" draw:layer="layout" svg:width="1.143cm" svg:height="0.648cm" svg:x="1.635cm" svg:y="19.034cm">
            <draw:text-box>
              <text:p>Type</text:p>
            </draw:text-box>
          </draw:frame>
          <draw:line draw:style-name="gr19" draw:text-style-name="P2" draw:layer="layout" svg:x1="4.048cm" svg:y1="19.161cm" svg:x2="4.048cm" svg:y2="19.923cm">
            <text:p/>
          </draw:line>
          <draw:frame draw:style-name="gr23" draw:layer="layout" svg:width="1.905cm" svg:height="0.762cm" svg:x="3.921cm" svg:y="19.034cm">
            <draw:text-box>
              <text:p>Gravity</text:p>
            </draw:text-box>
          </draw:frame>
          <draw:line draw:style-name="gr19" draw:text-style-name="P2" draw:layer="layout" svg:x1="5.826cm" svg:y1="19.161cm" svg:x2="5.826cm" svg:y2="19.923cm">
            <text:p/>
          </draw:line>
          <draw:frame draw:style-name="gr24" draw:layer="layout" svg:width="1.905cm" svg:height="0.521cm" svg:x="5.699cm" svg:y="19.034cm">
            <draw:text-box>
              <text:p>Atmosphere</text:p>
            </draw:text-box>
          </draw:frame>
          <draw:line draw:style-name="gr19" draw:text-style-name="P2" draw:layer="layout" svg:x1="8.112cm" svg:y1="19.161cm" svg:x2="8.112cm" svg:y2="19.923cm">
            <text:p/>
          </draw:line>
          <draw:frame draw:style-name="gr9" draw:text-style-name="P5" draw:layer="layout" svg:width="0.856cm" svg:height="1.016cm" svg:x="1.16cm" svg:y="19.034cm">
            <draw:text-box>
              <text:p text:style-name="P5"><text:span text:style-name="T7">XII</text:span></text:p>
            </draw:text-box>
          </draw:frame>
          <draw:frame draw:style-name="gr24" draw:layer="layout" svg:width="1.143cm" svg:height="0.521cm" svg:x="7.985cm" svg:y="19.034cm">
            <draw:text-box>
              <text:p>Life</text:p>
            </draw:text-box>
          </draw:frame>
          <draw:line draw:style-name="gr19" draw:text-style-name="P2" draw:layer="layout" svg:x1="10.017cm" svg:y1="19.161cm" svg:x2="10.017cm" svg:y2="19.923cm">
            <text:p/>
          </draw:line>
          <draw:frame draw:style-name="gr24" draw:layer="layout" svg:width="1.397cm" svg:height="0.521cm" svg:x="9.89cm" svg:y="19.034cm">
            <draw:text-box>
              <text:p>Notes</text:p>
            </draw:text-box>
          </draw:frame>
        </draw:g>
        <draw:custom-shape draw:style-name="gr5" draw:text-style-name="P2" draw:layer="layout" svg:width="12.446cm" svg:height="1.524cm" svg:x="1.381cm" svg:y="20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.762cm" svg:y1="20.05cm" svg:x2="1.762cm" svg:y2="21.574cm">
          <text:p/>
        </draw:line>
        <draw:frame draw:style-name="gr26" draw:text-style-name="P5" draw:layer="layout" svg:width="1.312cm" svg:height="1.651cm" svg:x="0.704cm" svg:y="20.05cm">
          <draw:text-box>
            <text:p text:style-name="P5"><text:span text:style-name="T7">MOONS</text:span></text:p>
          </draw:text-box>
        </draw:frame>
        <draw:frame draw:style-name="gr21" draw:text-style-name="P7" draw:layer="layout" svg:width="0.635cm" svg:height="0.935cm" svg:x="1.001cm" svg:y="1.128cm">
          <draw:text-box>
            <text:p><text:span text:style-name="T11">8</text:span></text:p>
          </draw:text-box>
        </draw:frame>
        <draw:frame draw:style-name="gr27" draw:text-style-name="P8" draw:layer="layout" svg:width="4.064cm" svg:height="1.012cm" svg:x="1.508cm" svg:y="7.096cm">
          <draw:text-box>
            <text:p text:style-name="P8"><text:span text:style-name="T12">Korathraz</text:span></text:p>
          </draw:text-box>
        </draw:frame>
        <draw:frame draw:style-name="gr27" draw:text-style-name="P9" draw:layer="layout" svg:width="8.382cm" svg:height="1.012cm" svg:x="5.572cm" svg:y="7.096cm">
          <draw:text-box>
            <text:p text:style-name="P9"><text:span text:style-name="T13">Red Giant</text:span><text:span text:style-name="T13"><text:tab/></text:span><text:span text:style-name="T13"><text:tab/></text:span><text:span text:style-name="T13">Korathraz</text:span></text:p>
          </draw:text-box>
        </draw:frame>
        <draw:frame draw:style-name="gr28" draw:text-style-name="P10" draw:layer="layout" svg:width="1.524cm" svg:height="0.885cm" svg:x="6.461cm" svg:y="7.858cm">
          <draw:text-box>
            <text:p text:style-name="P10"><text:span text:style-name="T14">8</text:span></text:p>
          </draw:text-box>
        </draw:frame>
        <draw:custom-shape draw:style-name="gr15" draw:text-style-name="P2" draw:layer="layout" svg:width="0.381cm" svg:height="0.381cm" svg:x="2.524cm" svg:y="3.92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8" draw:text-style-name="P11" draw:layer="layout" svg:width="2.54cm" svg:height="0.885cm" svg:x="1.762cm" svg:y="9.509cm">
          <draw:text-box>
            <text:p text:style-name="P11"><text:span text:style-name="T7">Brown Dwarf</text:span></text:p>
          </draw:text-box>
        </draw:frame>
        <draw:frame draw:style-name="gr28" draw:text-style-name="P11" draw:layer="layout" svg:width="12.065cm" svg:height="0.885cm" svg:x="1.762cm" svg:y="10.398cm">
          <draw:text-box>
            <text:p text:style-name="P11"><text:span text:style-name="T7">Cloud World <text:s/>High</text:span><text:span text:style-name="T7"><text:tab/></text:span><text:span text:style-name="T7"> Nitrogen</text:span><text:span text:style-name="T7"><text:tab/></text:span><text:span text:style-name="T7">None</text:span></text:p>
          </draw:text-box>
        </draw:frame>
        <draw:frame draw:style-name="gr29" draw:layer="layout" svg:width="0.889cm" svg:height="0.758cm" svg:x="2.778cm" svg:y="4.56cm">
          <draw:text-box>
            <text:p>2.9</text:p>
          </draw:text-box>
        </draw:frame>
        <draw:custom-shape draw:style-name="gr16" draw:text-style-name="P2" draw:layer="layout" svg:width="0.254cm" svg:height="0.254cm" svg:x="3.68cm" svg:y="4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011cm" svg:height="0.381cm" draw:transform="rotate (0.785398163397448) translate (3.666cm 4.033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0.889cm" svg:height="0.758cm" svg:x="1.762cm" svg:y="4.556cm">
          <draw:text-box>
            <text:p>8.1</text:p>
          </draw:text-box>
        </draw:frame>
        <draw:frame draw:style-name="gr29" draw:layer="layout" svg:width="1.016cm" svg:height="0.758cm" svg:x="3.794cm" svg:y="4.556cm">
          <draw:text-box>
            <text:p>9.7</text:p>
          </draw:text-box>
        </draw:frame>
        <draw:frame draw:style-name="gr28" draw:text-style-name="P11" draw:layer="layout" svg:width="12.192cm" svg:height="0.885cm" svg:x="1.762cm" svg:y="11.414cm">
          <draw:text-box>
            <text:p text:style-name="P11"><text:span text:style-name="T7">Glass World <text:s/>Low</text:span><text:span text:style-name="T7"><text:tab/></text:span><text:span text:style-name="T7"> Thin Oxygen</text:span><text:span text:style-name="T7"><text:tab/></text:span><text:span text:style-name="T7">Y/PH</text:span><text:span text:style-name="T7"><text:tab/></text:span><text:span text:style-name="T7"> <text:s text:c="2"/>Research Base</text:span></text:p>
          </draw:text-box>
        </draw:frame>
        <draw:frame draw:style-name="gr27" draw:layer="layout" svg:width="0.889cm" svg:height="1.012cm" svg:x="4.81cm" svg:y="4.556cm">
          <draw:text-box>
            <text:p>0.9</text:p>
          </draw:text-box>
        </draw:frame>
        <draw:custom-shape draw:style-name="gr16" draw:text-style-name="P2" draw:layer="layout" svg:width="0.254cm" svg:height="0.254cm" svg:x="5.69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011cm" svg:height="0.381cm" draw:transform="rotate (0.785398163397448) translate (5.698cm 4.056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27cm" svg:height="0.254cm" svg:x="4.748cm" svg:y="4.047cm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8" draw:text-style-name="P11" draw:layer="layout" svg:width="12.319cm" svg:height="0.885cm" svg:x="1.762cm" svg:y="12.303cm">
          <draw:text-box>
            <text:p text:style-name="P11"><text:span text:style-name="T7">Liquid Core <text:s/>High</text:span><text:span text:style-name="T7"><text:tab/></text:span><text:span text:style-name="T7"> Dense Hyd.</text:span><text:span text:style-name="T7"><text:tab/></text:span><text:span text:style-name="T7">Yes</text:span><text:span text:style-name="T7"><text:tab/></text:span><text:span text:style-name="T7"> <text:s text:c="2"/>Core: Liquid Methane</text:span></text:p>
          </draw:text-box>
        </draw:frame>
        <draw:frame draw:style-name="gr29" draw:layer="layout" svg:width="0.889cm" svg:height="0.758cm" svg:x="5.826cm" svg:y="4.556cm">
          <draw:text-box>
            <text:p>4.8</text:p>
          </draw:text-box>
        </draw:frame>
        <draw:custom-shape draw:style-name="gr16" draw:text-style-name="P2" draw:layer="layout" svg:width="0.138cm" svg:height="0.381cm" draw:transform="rotate (-0.785398163397449) translate (6.908cm 3.96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1" draw:layer="layout" svg:width="12.192cm" svg:height="1.012cm" svg:x="1.635cm" svg:y="13.065cm">
          <draw:text-box>
            <text:p text:style-name="P11"><text:span text:style-name="T7">Dyson Sphere <text:s/>Medium</text:span><text:span text:style-name="T7"><text:tab/></text:span><text:span text:style-name="T7"> <text:s/>Oxygen</text:span><text:span text:style-name="T7"><text:tab/></text:span><text:span text:style-name="T7">Yes</text:span><text:span text:style-name="T7"><text:tab/></text:span><text:span text:style-name="T7"> <text:s text:c="3"/>Military Post</text:span></text:p>
          </draw:text-box>
        </draw:frame>
        <draw:frame draw:style-name="gr28" draw:layer="layout" svg:width="0.635cm" svg:height="0.885cm" svg:x="6.969cm" svg:y="4.556cm">
          <draw:text-box>
            <text:p>2</text:p>
          </draw:text-box>
        </draw:frame>
        <draw:custom-shape draw:style-name="gr16" draw:text-style-name="P2" draw:layer="layout" svg:width="0.254cm" svg:height="0.254cm" svg:x="7.728cm" svg:y="4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011cm" svg:height="0.381cm" draw:transform="rotate (0.785398163397448) translate (7.714cm 4.007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12.192cm" svg:height="1.012cm" svg:x="1.762cm" svg:y="13.954cm">
          <draw:text-box>
            <text:p text:style-name="P11"><text:span text:style-name="T7">Pure Gas</text:span><text:span text:style-name="T7"><text:tab/></text:span><text:span text:style-name="T7">Low</text:span><text:span text:style-name="T7"><text:tab/></text:span><text:span text:style-name="T7"> Nitrogen <text:s text:c="5"/>Yes</text:span></text:p>
          </draw:text-box>
        </draw:frame>
        <draw:frame draw:style-name="gr29" draw:layer="layout" svg:width="0.635cm" svg:height="0.758cm" svg:x="7.985cm" svg:y="4.556cm">
          <draw:text-box>
            <text:p>5</text:p>
          </draw:text-box>
        </draw:frame>
        <draw:custom-shape draw:style-name="gr16" draw:text-style-name="P2" draw:layer="layout" svg:width="0.254cm" svg:height="0.254cm" svg:x="8.747cm" svg:y="4.04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1" draw:layer="layout" svg:width="12.192cm" svg:height="0.758cm" svg:x="1.762cm" svg:y="14.97cm">
          <draw:text-box>
            <text:p text:style-name="P11"><text:span text:style-name="T7">Ark Station <text:s/>Medium</text:span><text:span text:style-name="T7"><text:tab/></text:span><text:span text:style-name="T7"> Oxygen</text:span><text:span text:style-name="T7"><text:tab/></text:span><text:span text:style-name="T7"><text:tab/></text:span><text:span text:style-name="T7">Yes</text:span></text:p>
          </draw:text-box>
        </draw:frame>
        <draw:frame draw:style-name="gr29" draw:layer="layout" svg:width="0.889cm" svg:height="0.758cm" svg:x="8.874cm" svg:y="4.556cm">
          <draw:text-box>
            <text:p>6.7</text:p>
          </draw:text-box>
        </draw:frame>
        <draw:custom-shape draw:style-name="gr16" draw:text-style-name="P2" draw:layer="layout" svg:width="0.254cm" svg:height="0.254cm" svg:x="9.763cm" svg:y="4.04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2" draw:layer="layout" svg:width="12.192cm" svg:height="0.758cm" svg:x="1.635cm" svg:y="15.863cm">
          <draw:text-box>
            <text:p text:style-name="P12"><text:span text:style-name="T15">Refueling Station Medium</text:span><text:span text:style-name="T15"><text:tab/></text:span><text:span text:style-name="T15"> <text:s/>Oxygen</text:span><text:span text:style-name="T15"><text:tab/></text:span><text:span text:style-name="T15"><text:tab/></text:span><text:span text:style-name="T15">Yes</text:span></text:p>
          </draw:text-box>
        </draw:frame>
        <draw:frame draw:style-name="gr28" draw:text-style-name="P11" draw:layer="layout" svg:width="5.715cm" svg:height="0.885cm" svg:x="8.239cm" svg:y="7.858cm">
          <draw:text-box>
            <text:p text:style-name="P11"><text:span text:style-name="T7">Republic of Robotic Polyps</text:span></text:p>
          </draw:text-box>
        </draw:frame>
        <draw:frame draw:style-name="gr27" draw:text-style-name="P11" draw:layer="layout" svg:width="12.7cm" svg:height="1.012cm" svg:x="1.254cm" svg:y="8.493cm">
          <draw:text-box>
            <text:p text:style-name="P11"><text:span text:style-name="T7">Numeric</text:span><text:span text:style-name="T7"><text:tab/></text:span><text:span text:style-name="T7"><text:tab/></text:span><text:span text:style-name="T7"> Circuits</text:span><text:span text:style-name="T7"><text:tab/></text:span><text:span text:style-name="T7"> <text:s text:c="2"/>Teleport Gate <text:s text:c="3"/>Salvador Wu</text:span></text:p>
          </draw:text-box>
        </draw:frame>
        <draw:frame draw:style-name="gr30" draw:layer="layout" svg:width="11.938cm" svg:height="1.774cm" svg:x="1.889cm" svg:y="20.05cm">
          <draw:text-box>
            <text:p>II: 42 Moons</text:p>
            <text:p>IV: 28 Moons, 3 of Interest</text:p>
            <text:p>VI: 15 Moons, 3 of Interest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4-28T11:15:17.39</dc:date>
    <meta:editing-duration>PT18H59M1S</meta:editing-duration>
    <meta:editing-cycles>39</meta:editing-cycles>
    <meta:generator>LibreOffice/4.0.1.2$Windows_x86 LibreOffice_project/84102822e3d61eb989ddd325abf1ac077904985</meta:generator>
    <meta:document-statistic meta:object-count="353"/>
  </office:meta>
</office:document-meta>
</file>